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095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ccccff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5" office:value-type="string">
            <text:p>Example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Length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6" office:value-type="float" office:value="38123">
            <text:p>38123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6" office:value-type="float" office:value="12345">
            <text:p>12345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6" office:value-type="string">
            <text:p>John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6" office:value-type="string">
            <text:p>Doe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6" office:value-type="string">
            <text:p>male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7" office:value-type="string">
            <text:p>03.11.1969</text:p>
          </table:table-cell>
          <table:table-cell table:style-name="ce8" table:number-columns-repeated="2"/>
          <table:table-cell table:style-name="ce8" office:value-type="string">
            <text:p>Text</text:p>
          </table:table-cell>
          <table:table-cell table:style-name="ce8"/>
        </table:table-row>
        <table:table-row table:style-name="ro2" table:number-rows-repeated="65520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/05/2009</text:date>, <text:time>19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0T19:41:26</dc:date>
    <meta:editing-duration>PT18H03M11S</meta:editing-duration>
    <meta:editing-cycles>48</meta:editing-cycles>
    <meta:generator>OpenOffice.org/3.1$Unix OpenOffice.org_project/310m11$Build-9399</meta:generator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